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Preformatted_20_Text" style:list-style-name="L7">
      <style:paragraph-properties fo:text-align="justify"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text-align="start" style:justify-single-word="false"/>
      <style:text-properties fo:font-weight="normal" style:font-weight-asian="normal" style:font-weight-complex="normal"/>
    </style:style>
    <style:style style:name="P13" style:family="paragraph" style:parent-style-name="Standard" style:list-style-name="L4">
      <style:paragraph-properties fo:text-align="start" style:justify-single-word="false"/>
      <style:text-properties fo:font-weight="normal" style:font-weight-asian="normal" style:font-weight-complex="normal"/>
    </style:style>
    <style:style style:name="P14" style:family="paragraph" style:parent-style-name="Standard" style:list-style-name="L10">
      <style:paragraph-properties fo:text-align="start"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text-properties fo:font-weight="normal" style:font-weight-asian="normal" style:font-weight-complex="normal"/>
    </style:style>
    <style:style style:name="P16" style:family="paragraph" style:parent-style-name="Standard" style:list-style-name="L3">
      <style:paragraph-properties fo:text-align="justify" style:justify-single-word="false"/>
      <style:text-properties fo:font-weight="normal" style:font-weight-asian="normal" style:font-weight-complex="normal"/>
    </style:style>
    <style:style style:name="P17" style:family="paragraph" style:parent-style-name="Standard" style:list-style-name="L5">
      <style:paragraph-properties fo:text-align="justify" style:justify-single-word="false"/>
      <style:text-properties fo:font-weight="normal" style:font-weight-asian="normal" style:font-weight-complex="normal"/>
    </style:style>
    <style:style style:name="P18" style:family="paragraph" style:parent-style-name="Standard" style:list-style-name="L7">
      <style:paragraph-properties fo:text-align="justify" style:justify-single-word="false"/>
      <style:text-properties fo:font-weight="normal" style:font-weight-asian="normal" style:font-weight-complex="normal"/>
    </style:style>
    <style:style style:name="P19" style:family="paragraph" style:parent-style-name="Standard" style:list-style-name="L8">
      <style:paragraph-properties fo:text-align="justify" style:justify-single-word="false"/>
      <style:text-properties fo:font-weight="normal" style:font-weight-asian="normal" style:font-weight-complex="normal"/>
    </style:style>
    <style:style style:name="P20" style:family="paragraph" style:parent-style-name="Standard" style:list-style-name="L9">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center" style:justify-single-word="false"/>
      <style:text-properties fo:font-weight="normal" style:font-weight-asian="normal" style:font-weight-complex="normal"/>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Standard" style:list-style-name="L7">
      <style:paragraph-properties fo:text-align="start" style:justify-single-word="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list-style-name="L5">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7">
      <style:paragraph-properties fo:text-align="justify" style:justify-single-word="false"/>
    </style:style>
    <style:style style:name="P28" style:family="paragraph" style:parent-style-name="Standard" style:list-style-name="L6">
      <style:paragraph-properties fo:text-align="justify" style:justify-single-word="false"/>
      <style:text-properties fo:font-weight="bold" style:font-weight-asian="bold" style:font-weight-complex="bold"/>
    </style:style>
    <style:style style:name="P29" style:family="paragraph" style:parent-style-name="Standard" style:list-style-name="L7">
      <style:paragraph-properties fo:text-align="justify" style:justify-single-word="false"/>
      <style:text-properties fo:font-weight="bold" style:font-weight-asian="bold" style:font-weight-complex="bold"/>
    </style:style>
    <style:style style:name="P30" style:family="paragraph" style:parent-style-name="Standard" style:list-style-name="L7">
      <style:paragraph-properties fo:text-align="start" style:justify-single-word="false" style:text-autospace="none"/>
      <style:text-properties fo:color="#000000" style:font-name="Courier New" fo:font-size="10pt" style:font-name-asian="Courier New" style:font-size-asian="10pt" style:font-name-complex="Courier New" style:font-size-complex="10pt"/>
    </style:style>
    <style:style style:name="P31" style:family="paragraph" style:parent-style-name="Standard" style:list-style-name="L7">
      <style:paragraph-properties fo:margin-top="0cm" fo:margin-bottom="0.499cm"/>
      <style:text-properties style:font-name="Courier New" fo:font-size="10pt" style:font-name-asian="Courier New" style:font-size-asian="10pt" style:font-name-complex="Courier New" style:font-size-complex="10pt"/>
    </style:style>
    <style:style style:name="P32" style:family="paragraph" style:parent-style-name="Text_20_body" style:list-style-name="L5">
      <style:text-properties fo:color="#000000"/>
    </style:style>
    <style:style style:name="P33" style:family="paragraph" style:parent-style-name="Text_20_body" style:list-style-name="L7">
      <style:text-properties fo:color="#000000" style:font-name="Courier New" fo:font-size="10pt" style:font-name-asian="Courier New" style:font-size-asian="10pt" style:font-name-complex="Courier New" style:font-size-complex="10pt"/>
    </style:style>
    <style:style style:name="P34" style:family="paragraph" style:parent-style-name="Text_20_body" style:list-style-name="L7"/>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4" style:family="text">
      <style:text-properties fo:color="#3f7f7f"/>
    </style:style>
    <style:style style:name="T5" style:family="text">
      <style:text-properties fo:color="#3f7f7f" style:font-name="Courier New" fo:font-size="10pt" style:font-name-asian="Courier New" style:font-size-asian="10pt" style:font-name-complex="Courier New" style:font-size-complex="10pt"/>
    </style:style>
    <style:style style:name="T6" style:family="text">
      <style:text-properties fo:color="#3f7f7f" style:font-name="Courier New" fo:font-size="10pt" fo:font-weight="normal" style:font-name-asian="Courier New" style:font-size-asian="10pt" style:font-weight-asian="normal" style:font-name-complex="Courier New" style:font-size-complex="10pt" style:font-weight-complex="normal"/>
    </style:style>
    <style:style style:name="T7" style:family="text">
      <style:text-properties fo:color="#7f007f"/>
    </style:style>
    <style:style style:name="T8" style:family="text">
      <style:text-properties fo:color="#7f007f" style:font-name="Courier New" fo:font-size="10pt" style:font-name-asian="Courier New" style:font-size-asian="10pt" style:font-name-complex="Courier New" style:font-size-complex="10pt"/>
    </style:style>
    <style:style style:name="T9" style:family="text">
      <style:text-properties fo:color="#00000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color="#2a00ff" fo:font-style="italic" fo:font-weight="normal" style:font-style-asian="italic" style:font-weight-asian="normal" style:font-style-complex="italic" style:font-weight-complex="normal"/>
    </style:style>
    <style:style style:name="T15"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6" style:family="text">
      <style:text-properties fo:color="#2a00ff" style:font-name="Courier New" fo:font-size="10pt" style:font-name-asian="Courier New" style:font-size-asian="10pt" style:font-name-complex="Courier New" style:font-size-complex="10pt"/>
    </style:style>
    <style:style style:name="T17"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2a00ff" fo:font-weight="normal" style:font-weight-asian="normal" style:font-weight-complex="normal"/>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fo:font-weight="normal" style:font-weight-asian="normal" style:font-weight-complex="normal"/>
    </style:style>
    <style:style style:name="T21" style:family="text">
      <style:text-properties fo:color="#7f0055" fo:font-weight="bold" style:font-weight-asian="bold" style:font-weight-complex="bold"/>
    </style:style>
    <style:style style:name="T2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3" style:family="text">
      <style:text-properties fo:color="#0000c0" fo:font-style="italic" style:font-style-asian="italic" style:font-style-complex="italic"/>
    </style:style>
    <style:style style:name="T24"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la realización de la prueba de Android para BQ</text:p>
      <text:p text:style-name="P1">Autor: Álvaro Ramírez</text:p>
      <text:p text:style-name="P5"/>
      <text:p text:style-name="P5"/>
      <text:p text:style-name="P6">El presente documento describe el conjunto de pasos seguidos para la realización y subida al repositorio GitHub de la prueba de Android. No trataremos en profundidad detalles de eficiencia del código de software, sino que se indicarán brevemente los pasos más importantes, junto con una explicación en algunos casos. También comentaremos el procedimiento seguido para la instalación del software necesario para la programación, y algunos detalles varios.</text:p>
      <text:p text:style-name="P6"/>
      <text:p text:style-name="P6">La App se compone básicamente de ficheros java y XML. Dado que nos piden centrarnos sólo en la funcionalidad por encima de la interfaz gráfica, los ficheros XML (qué definen el aspecto de cada pantalla) no han sido especialmente trabajados. Comentaremos además los cambios necesarios a realizar en el fichero especial AndroidManifest.xml para incluir algunos permisos y realizar otros cambios.</text:p>
      <text:p text:style-name="P6"/>
      <text:p text:style-name="P6">Pese a que el lenguaje utilizado en este escrito no será muy técnico, hemos supuesto que está dirigido a personas con conocimientos, por lo que no se explicarán detalles básicos.</text:p>
      <text:p text:style-name="P6"/>
      <text:p text:style-name="P6">Se exponen a continuación los pasos previos al desarrollo de la App:</text:p>
      <text:p text:style-name="P6"/>
      <text:list xml:id="list4809397010987480765" text:style-name="L1">
        <text:list-item>
          <text:p text:style-name="P11">Instalación de Eclipse, Android ADT plugin y Egit. Éste último para subir mediante Git nuestros ficheros al repositorio creado (punto 2).</text:p>
        </text:list-item>
      </text:list>
      <text:p text:style-name="P4"/>
      <text:list xml:id="list36603843" text:continue-numbering="true" text:style-name="L1">
        <text:list-item>
          <text:p text:style-name="P22"><text:span text:style-name="T20">Creación de cuenta de usuario “bq-Alvaro-Ramirez” y del repositorio “bq_Caso_Android_Alvaro_Ramirez” en GitHub. La URL del proyecto es: </text:span><text:a xlink:type="simple" xlink:href="https://github.com/bq-alvaro-ramirez/bq_Caso_Android_Alvaro_Ramirez/">https://github.com/bq-alvaro-ramirez/bq_Caso_Android_Alvaro_Ramirez/</text:a> </text:p>
        </text:list-item>
      </text:list>
      <text:p text:style-name="P4"/>
      <text:list xml:id="list36593783" text:continue-numbering="true" text:style-name="L1">
        <text:list-item>
          <text:p text:style-name="P11">Integración y configuración de GitHub en Eclipse. </text:p>
          <text:p text:style-name="P11"/>
        </text:list-item>
        <text:list-item>
          <text:p text:style-name="P11">Creación de cuenta en DropBox. </text:p>
          <text:p text:style-name="P11"/>
        </text:list-item>
        <text:list-item>
          <text:p text:style-name="P11">Incluir las librerías de DropBox en nuestro proyecto de Eclipse para poder usar su API. </text:p>
        </text:list-item>
      </text:list>
      <text:p text:style-name="P4"/>
      <text:p text:style-name="P6">Una vez tenemos todo lo anterior preparado, el siguiente paso tras estudiar bien lo que piden, es un diseño rápido de lo que vamos a programar. En principio nuestra App incluye tres pantallas (Activities): </text:p>
      <text:p text:style-name="P6"/>
      <text:list xml:id="list5456012831602160113" text:style-name="L2">
        <text:list-item>
          <text:p text:style-name="P15">La pantalla inicial de tipo Diálogo, con un sólo botón, que nos llevará a la pantalla de Login de DropBox. </text:p>
        </text:list-item>
      </text:list>
      <text:p text:style-name="P6"/>
      <text:list xml:id="list9004281151213232732" text:style-name="L3">
        <text:list-item>
          <text:p text:style-name="P16">La pantalla que muestra los resultados, es decir, la lista de libros de nuestra 'biblioteca' de Dropbox. Para esta pantalla, hemos considerado que la mejor opción es usar una Lista (ListActivity), cuyos elementos serán un icono genérico y el título del libro. Supondremos que los ficheros de extensón .epub tienen nombres con el siguiente formato “Nombre libro.epub” por lo que para procesar el título de cada libro, sólo tendremos que cortar del nombre del fichero la extensión y el punto ”.”. En el momento de escribir este texto, no se ha conseguido aún el paso de consultar la API de DropBox para descargar nuestro catálogo de libros. No obstante, y usando un mock que proporciona los libros (mediante un simple Array con Strings), se ha probado <text:s/>con resultado correcto, es decir, muestra la lista de libros, permite ordenarlos alfabéticamente al pulsar el correspondiente botón del menú (ordenación por fecha no implementada), y finalmente, muestra imagen al hacer click sobre el icono <text:soft-page-break/>genérico de libro.</text:p>
          <text:p text:style-name="P16"/>
        </text:list-item>
        <text:list-item>
          <text:p text:style-name="P16">La pantalla de tipo diálogo que muestra las imágenes correpondientes a cada portada de cada libro.</text:p>
          <text:p text:style-name="P12"/>
        </text:list-item>
      </text:list>
      <text:p text:style-name="P4">Antes de explicar con más detalle lo que hace cada Activity, explicaremos los cambios realizados en el fichero AndroidManifest:</text:p>
      <text:p text:style-name="P4"/>
      <text:list xml:id="list1439970177649424512" text:style-name="L4">
        <text:list-item>
          <text:p text:style-name="P13">Incluir en la pantalla de Login y la que muestra las portadas la apariencia de diálogo:</text:p>
          <text:p text:style-name="P13"><text:span text:style-name="T8">android:theme</text:span><text:span text:style-name="T10">=</text:span><text:span text:style-name="T15">"@android:style/Theme.Dialog"</text:span></text:p>
        </text:list-item>
      </text:list>
      <text:p text:style-name="P4"/>
      <text:list xml:id="list3110431418977989462" text:style-name="L5">
        <text:list-item>
          <text:p text:style-name="P17">Añadir permisos de internet, dado que necesitaremos conectarnos a DropBox para consultar su API y descargar/consultar datos. Para ello incluimos la línea: </text:p>
          <text:p text:style-name="P17"/>
          <text:p text:style-name="P23"><text:span text:style-name="T1">&lt;</text:span><text:span text:style-name="T4">uses-permission</text:span> <text:span text:style-name="T7">android:name</text:span><text:span text:style-name="T9">=</text:span><text:span text:style-name="T13">"android.permission.INTERNET"</text:span> <text:span text:style-name="T1">/&gt;</text:span></text:p>
          <text:p text:style-name="P25"/>
        </text:list-item>
        <text:list-item>
          <text:p text:style-name="P32">Añadir la Api Key para la autenticación de nuestra App con DropBox (comentado más adelante).</text:p>
          <text:p text:style-name="P32"/>
        </text:list-item>
        <text:list-item>
          <text:p text:style-name="P17">Usarémos las versión 8. Por lo que incluiremos:</text:p>
          <text:p text:style-name="P26"><text:span text:style-name="T2">&lt;</text:span><text:span text:style-name="T5">uses-sdk</text:span></text:p>
        </text:list-item>
      </text:list>
      <text:p text:style-name="P7"><text:s text:c="8"/><text:span text:style-name="T7">android:minSdkVersion</text:span><text:span text:style-name="T9">=</text:span><text:span text:style-name="T13">"8"</text:span></text:p>
      <text:p text:style-name="P8"><text:span text:style-name="T19"><text:s text:c="8"/></text:span><text:span text:style-name="T8">android:targetSdkVersion</text:span><text:span text:style-name="T10">=</text:span><text:span text:style-name="T15">"8"</text:span><text:span text:style-name="T19"> </text:span><text:span text:style-name="T2">/&gt;<text:tab/></text:span></text:p>
      <text:p text:style-name="P6"/>
      <text:p text:style-name="P6">A continuación explicamos el procedimiento seguido y funcionamiento de cada una de las tres pantallas de nuestra App:</text:p>
      <text:p text:style-name="P6"/>
      <text:list xml:id="list6036247599464258797" text:style-name="L6">
        <text:list-header>
          <text:p text:style-name="P28">La pantalla de login de DropBox</text:p>
        </text:list-header>
      </text:list>
      <text:list xml:id="list5646326842293478360" text:style-name="L7">
        <text:list-item>
          <text:p text:style-name="P27"><text:span text:style-name="T20">Al arrancar la App, aparece una pequeña ventana con un botón “Enlazar con DropBox”. Tras pulsarlo aparece esta pantalla de login. Podríamos decir que es la parte clave del proyecto. Para poder realizarla, hemos de usar la API de DropBox. Siguiendo las pautas de desarrollo que encontramos en la web </text:span><text:a xlink:type="simple" xlink:href="https://www.dropbox.com/developers/core/sdks/android"><text:span text:style-name="T20">https://www.dropbox.com/developers/core/sdks/android</text:span></text:a><text:span text:style-name="T20"> tendremos primero que importar en nuestro proyecto de Eclipse las librerías (ficheros .jar) incluídas en el fichero que nos proporcionan. A continuación, tendremos que obtener dos claves: “Api key”, y “Secret key” desde la “App Console”. En nuestro caso, hemos obtenido los valores “</text:span><text:span text:style-name="T17">e84tnbc1q4tebbn</text:span><text:span text:style-name="T20">” y “</text:span><text:span text:style-name="T17">amd4zqipk7wb70e</text:span><text:span text:style-name="T20">” respectivamente. Se puede consultar todo este procedimiento ya que está perfectamente detallado en la web oficial. </text:span></text:p>
        </text:list-item>
        <text:list-item>
          <text:p text:style-name="P18">El siguiente paso es incluir el siguiente fragmento en nuestro AndroidManifest, para completar el proceso de autenticación:</text:p>
          <text:p text:style-name="P9"/>
          <text:p text:style-name="P31"><text:span text:style-name="T1"><text:tab/>&lt;</text:span><text:span text:style-name="T4">activity</text:span></text:p>
          <text:p text:style-name="P24"><text:s text:c="6"/><text:span text:style-name="T7">android:name</text:span><text:span text:style-name="T9">=</text:span><text:span text:style-name="T13">"com.dropbox.client2.android.AuthActivity"</text:span></text:p>
          <text:p text:style-name="P24"><text:s text:c="6"/><text:span text:style-name="T7">android:launchMode</text:span><text:span text:style-name="T9">=</text:span><text:span text:style-name="T13">"singleTask"</text:span></text:p>
          <text:p text:style-name="P24"><text:s text:c="6"/><text:span text:style-name="T7">android:configChanges</text:span><text:span text:style-name="T9">=</text:span><text:span text:style-name="T13">"orientation|keyboard"</text:span><text:span text:style-name="T1">&gt;</text:span></text:p>
          <text:p text:style-name="P24"><text:span text:style-name="T9"><text:s text:c="6"/></text:span><text:span text:style-name="T1">&lt;</text:span><text:span text:style-name="T4">intent-filter</text:span><text:span text:style-name="T1">&gt;</text:span></text:p>
          <text:p text:style-name="P24"><text:span text:style-name="T9"><text:s text:c="8"/></text:span><text:span text:style-name="T1">&lt;</text:span><text:span text:style-name="T4">data</text:span> <text:span text:style-name="T7">android:scheme</text:span><text:span text:style-name="T9">=</text:span><text:span text:style-name="T13">"db-</text:span><text:span text:style-name="T14">e84tnbc1q4tebbn</text:span><text:span text:style-name="T13">"</text:span> <text:span text:style-name="T1">/&gt;</text:span></text:p>
          <text:p text:style-name="P24"><text:span text:style-name="T9"><text:s text:c="8"/></text:span><text:span text:style-name="T1">&lt;</text:span><text:span text:style-name="T4">action</text:span> <text:span text:style-name="T7">android:name</text:span><text:span text:style-name="T9">=</text:span><text:span text:style-name="T13">"android.intent.action.VIEW"</text:span> <text:span text:style-name="T1">/&gt;</text:span></text:p>
          <text:p text:style-name="P24"><text:span text:style-name="T9"><text:s text:c="8"/></text:span><text:span text:style-name="T1">&lt;</text:span><text:span text:style-name="T4">category</text:span> <text:span text:style-name="T7">android:name</text:span><text:span text:style-name="T9">=</text:span><text:span text:style-name="T13">"android.intent.category.BROWSABLE"</text:span><text:span text:style-name="T1">/&gt;</text:span></text:p>
          <text:p text:style-name="P24"><text:span text:style-name="T9"><text:s text:c="8"/></text:span><text:span text:style-name="T1">&lt;</text:span><text:span text:style-name="T4">category</text:span> <text:span text:style-name="T7">android:name</text:span><text:span text:style-name="T9">=</text:span><text:span text:style-name="T13">"android.intent.category.DEFAULT"</text:span> <text:span text:style-name="T1">/&gt;</text:span></text:p>
          <text:p text:style-name="P24"><text:span text:style-name="T9"><text:s text:c="6"/></text:span><text:span text:style-name="T1">&lt;/</text:span><text:span text:style-name="T4">intent-filter</text:span><text:span text:style-name="T1">&gt;</text:span></text:p>
          <text:p text:style-name="P30"><text:s text:c="3"/><text:tab/></text:p>
          <text:p text:style-name="P27"><text:span text:style-name="T11"><text:tab/></text:span><text:span text:style-name="T3">&lt;/</text:span><text:span text:style-name="T6">activity</text:span><text:span text:style-name="T3">&gt;</text:span></text:p>
        </text:list-item>
        <text:list-item>
          <text:p text:style-name="P33">Incluir en nuestro fichero login.java las siguientes líneas:</text:p>
          <text:p text:style-name="P34"><text:soft-page-break/><text:span text:style-name="T22">final</text:span><text:span text:style-name="T10"> </text:span><text:span text:style-name="T22">static</text:span><text:span text:style-name="T10"> </text:span><text:span text:style-name="T22">private</text:span><text:span text:style-name="T10"> String </text:span><text:span text:style-name="T24">APP_KEY</text:span><text:span text:style-name="T10"> = </text:span><text:span text:style-name="T16">"</text:span><text:span text:style-name="T17">e84tnbc1q4tebbn</text:span><text:span text:style-name="T16">"</text:span><text:span text:style-name="T10">;</text:span></text:p>
        </text:list-item>
      </text:list>
      <text:p text:style-name="P7"><text:span text:style-name="T9"><text:s text:c="6"/></text:span><text:span text:style-name="T21">final</text:span><text:span text:style-name="T9"> </text:span><text:span text:style-name="T21">static</text:span><text:span text:style-name="T9"> </text:span><text:span text:style-name="T21">private</text:span><text:span text:style-name="T9"> String </text:span><text:span text:style-name="T23">APP_SECRET</text:span><text:span text:style-name="T9"> = </text:span><text:span text:style-name="T12">"</text:span><text:span text:style-name="T18">amd4zqipk7wb70e</text:span><text:span text:style-name="T12">"</text:span><text:span text:style-name="T9">;</text:span></text:p>
      <text:p text:style-name="P7"><text:span text:style-name="T9"><text:s text:c="6"/></text:span><text:span text:style-name="T21">final</text:span><text:span text:style-name="T9"> </text:span><text:span text:style-name="T21">static</text:span><text:span text:style-name="T9"> </text:span><text:span text:style-name="T21">private</text:span><text:span text:style-name="T9"> AccessType </text:span><text:span text:style-name="T23">ACCESS_TYPE</text:span><text:span text:style-name="T9"> = AccessType.</text:span><text:span text:style-name="T23">APP_FOLDER</text:span><text:span text:style-name="T9">;</text:span></text:p>
      <text:list xml:id="list36604794" text:continue-numbering="true" text:style-name="L7">
        <text:list-item>
          <text:p text:style-name="P34">Al descargarnos de la web oficial el archivo zip que contiene las librerias para usar DropBox en nuestra App, comprobamos que viene un pequeño programa de ejemplo llamado DBRoulette en el que, siguiendo las recomendaciones del equipo de DropBox, hemos copiado parte de sus funciones, adaptándolas ligeramente para nuestro proyecto. De este modo, evitamos reinventar la rueda, y nos facilita mucho el proceso de log-in. </text:p>
          <text:p text:style-name="P29"/>
          <text:p text:style-name="P29">La pantalla que lista los libros</text:p>
        </text:list-item>
      </text:list>
      <text:list xml:id="list1545787841779727670" text:style-name="L8">
        <text:list-item>
          <text:p text:style-name="P19">Para rellenar cada fila de la lista, y mientras no se consigue la integración de esta parte con DropBox, usaremos un Array de Strings con nombres de libros estáticos.</text:p>
        </text:list-item>
      </text:list>
      <text:list xml:id="list5087132424723403278" text:style-name="L9">
        <text:list-item>
          <text:p text:style-name="P20">Para crear el menú desplegable que se active cuando se pulse la tecla menú del terminal Android, hemos creado un nuevo archivo xml de tipo “menu”, en la carpeta “res” llamado menu.xml. Posteriormente se le han añadido dos nuevos elementos según nos piden, es decir, uno para ordenar alfabéticamente los libros, y otro para ordenar según la fecha. El paso inmediato a la creación del menú, es crear la funcionalidad de cada uno. Antes de abordar la implementación de los métodos de ordenación, conviene recordar que a partir de la versión 3 de Android, se introdujo el “ActionBar”, que sustituye a los menús. No obstante para nuestra prueba usaremos el menú clásico que aparece en la parte inferior al pulsar la tecla física de menú del terminal. Para la ordenación alfabética, hemos usado la API de Java Collections, por considerarlo la forma más fácil de ordenar un conjunto de Strings. La ordenación por fecha queda pendiente al no haberse podido realizar el paso de consulta online de la biblioteca. Dicho paso en principio no debe tener dificultad, consultando debidamente la API, y viendo que funciones nos dan lo que queremos, debería de funcionar sin problemas. Y luego 'parsear' y guardar los datos a nuestro array para mostrarlos en la lista</text:p>
        </text:list-item>
        <text:list-item>
          <text:p text:style-name="P20">La lista (ListActivity) que mostrará los datos, obtiene éstos a partir de los datos que proporcione la API de DropBox pero no de forma directa. Como paso intermedio, los datos obtenidos son almacenados en un Array que será el que rellene cada fila de la lista.</text:p>
        </text:list-item>
        <text:list-item>
          <text:p text:style-name="P20">Es posible implementar de forma más eficiente la lista, mediante un “Holder” que nos ahorrará memoria y hará que en caso de listas muy largas, la carga se produzca más rápido. Para este caso hemos optado por algo más sencillo de programar pero menos eficiente.</text:p>
        </text:list-item>
      </text:list>
      <text:p text:style-name="P6"/>
      <text:p text:style-name="P2"><text:tab/>La pantalla que muestra la portada del libro</text:p>
      <text:list xml:id="list2615547430613911335" text:style-name="L10">
        <text:list-item>
          <text:p text:style-name="P14">Cuando nos encontramos en la pantalla anterior (ListActivity) que lista libros, al hacer click sobre cualquier item, se despliega la imagen de la portada de cada libro. Dicha imagen, se encuentra como recurso de tipo “drawable” en nuestra carpeta “res”. </text:p>
        </text:list-item>
        <text:list-item>
          <text:p text:style-name="P14">Hemos simplificado esta tarea, de modo que se mostrará la misma imagen (un libro de Harry Potter) para todos los libros. Se podría haber hecho de forma completamente correcta mostrando el libro correspondiente a cada entrada de la lista, por ejemplo usando un contenedor “map”, que asociara a cada libro la imagen correspondiente. </text:p>
        </text:list-item>
        <text:list-item>
          <text:p text:style-name="P14">Esta pantalla es de tipo “Dialog”.</text:p>
        </text:list-item>
      </text:list>
      <text:p text:style-name="P4"/>
      <text:p text:style-name="P3">Comentarios finales y conclusión</text:p>
      <text:p text:style-name="P4">Tras varios días de trabajo, hemos conseguido parcialmente el funcionamiento requerido por nuestra App. Tenemos el login con DropBox, habiéndo integrado en nuestra App sin grandes problemas. Tenemos de forma simulada la lista de libros, con el icono genérico que muestra la portada al hacer click. Y tenemos implementada la ordenación alfabética que se activa al hacer click en el botón del menú correspondiente. No hemos conseguido la ordenación por fecha, y la consulta online de nuestros libros. En general el autor queda satisfecho por el 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i </meta:initial-creator>
    <meta:creation-date>2014-01-11T12:53:29.14</meta:creation-date>
    <dc:date>2014-01-15T16:43:28.88</dc:date>
    <dc:creator>Nati </dc:creator>
    <meta:editing-duration>PT9H26M20S</meta:editing-duration>
    <meta:editing-cycles>41</meta:editing-cycles>
    <meta:generator>OpenOffice/4.0.1$Win32 OpenOffice.org_project/401m5$Build-9714</meta:generator>
    <meta:document-statistic meta:table-count="0" meta:image-count="0" meta:object-count="0" meta:page-count="3" meta:paragraph-count="57" meta:word-count="1412" meta:character-count="9255"/>
  </office:meta>
</office:document-meta>
</file>